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99931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 Sustraída: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/>
          <table:table-cell office:value-type="string" calcext:value-type="string">
            <text:p>328 kWh</text:p>
          </table:table-cell>
          <table:table-cell office:value-type="float" office:value="2183.44" calcext:value-type="float">
            <text:p>2183.44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52.84" calcext:value-type="float">
            <text:p>152.84</text:p>
          </table:table-cell>
          <table:table-cell office:value-type="float" office:value="23.51" calcext:value-type="float">
            <text:p>23.51</text:p>
          </table:table-cell>
          <table:table-cell office:value-type="string" calcext:value-type="string">
            <text:p>T-0</text:p>
          </table:table-cell>
          <table:table-cell office:value-type="float" office:value="2527.42" calcext:value-type="float">
            <text:p>2527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87.32" calcext:value-type="float">
            <text:p>87.32</text:p>
          </table:table-cell>
          <table:table-cell/>
          <table:table-cell office:value-type="string" calcext:value-type="string">
            <text:p>382 kWh</text:p>
          </table:table-cell>
          <table:table-cell office:value-type="float" office:value="2568.08" calcext:value-type="float">
            <text:p>2568.08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2-01-2018</text:p>
          </table:table-cell>
          <table:table-cell office:value-type="float" office:value="179.77" calcext:value-type="float">
            <text:p>179.77</text:p>
          </table:table-cell>
          <table:table-cell office:value-type="float" office:value="27.35" calcext:value-type="float">
            <text:p>27.35</text:p>
          </table:table-cell>
          <table:table-cell office:value-type="string" calcext:value-type="string">
            <text:p>T-0</text:p>
          </table:table-cell>
          <table:table-cell office:value-type="float" office:value="2942.2" calcext:value-type="float">
            <text:p>2942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/>
          <table:table-cell office:value-type="string" calcext:value-type="string">
            <text:p>419 kWh</text:p>
          </table:table-cell>
          <table:table-cell office:value-type="float" office:value="2825.31" calcext:value-type="float">
            <text:p>2825.31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3-12-2017</text:p>
          </table:table-cell>
          <table:table-cell office:value-type="float" office:value="197.77" calcext:value-type="float">
            <text:p>197.77</text:p>
          </table:table-cell>
          <table:table-cell office:value-type="float" office:value="29.92" calcext:value-type="float">
            <text:p>29.92</text:p>
          </table:table-cell>
          <table:table-cell office:value-type="string" calcext:value-type="string">
            <text:p>T-0</text:p>
          </table:table-cell>
          <table:table-cell office:value-type="float" office:value="3219.32" calcext:value-type="float">
            <text:p>3219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/>
          <table:table-cell office:value-type="string" calcext:value-type="string">
            <text:p>386 kWh</text:p>
          </table:table-cell>
          <table:table-cell office:value-type="float" office:value="2575.18" calcext:value-type="float">
            <text:p>2575.18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80.26" calcext:value-type="float">
            <text:p>180.26</text:p>
          </table:table-cell>
          <table:table-cell office:value-type="float" office:value="27.41" calcext:value-type="float">
            <text:p>27.41</text:p>
          </table:table-cell>
          <table:table-cell office:value-type="string" calcext:value-type="string">
            <text:p>T-0</text:p>
          </table:table-cell>
          <table:table-cell office:value-type="float" office:value="2948.48" calcext:value-type="float">
            <text:p>2948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/>
          <table:table-cell office:value-type="string" calcext:value-type="string">
            <text:p>451 kWh</text:p>
          </table:table-cell>
          <table:table-cell office:value-type="float" office:value="3031.49" calcext:value-type="float">
            <text:p>3031.49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212.2" calcext:value-type="float">
            <text:p>212.2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T-0</text:p>
          </table:table-cell>
          <table:table-cell office:value-type="float" office:value="3440.61" calcext:value-type="float">
            <text:p>344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string" calcext:value-type="string">
            <text:p>392 kWh</text:p>
          </table:table-cell>
          <table:table-cell office:value-type="float" office:value="2596.88" calcext:value-type="float">
            <text:p>2596.8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81.78" calcext:value-type="float">
            <text:p>181.78</text:p>
          </table:table-cell>
          <table:table-cell office:value-type="float" office:value="27.61" calcext:value-type="float">
            <text:p>27.61</text:p>
          </table:table-cell>
          <table:table-cell office:value-type="string" calcext:value-type="string">
            <text:p>T-0</text:p>
          </table:table-cell>
          <table:table-cell office:value-type="float" office:value="2970.56" calcext:value-type="float">
            <text:p>2970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/>
          <table:table-cell office:value-type="string" calcext:value-type="string">
            <text:p>364 kWh</text:p>
          </table:table-cell>
          <table:table-cell office:value-type="float" office:value="2387.38" calcext:value-type="float">
            <text:p>2387.38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67.12" calcext:value-type="float">
            <text:p>167.12</text:p>
          </table:table-cell>
          <table:table-cell office:value-type="float" office:value="25.51" calcext:value-type="float">
            <text:p>25.51</text:p>
          </table:table-cell>
          <table:table-cell office:value-type="string" calcext:value-type="string">
            <text:p>T-0</text:p>
          </table:table-cell>
          <table:table-cell office:value-type="float" office:value="2743.63" calcext:value-type="float">
            <text:p>2743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/>
          <table:table-cell office:value-type="string" calcext:value-type="string">
            <text:p>287 kWh</text:p>
          </table:table-cell>
          <table:table-cell office:value-type="float" office:value="1831.37" calcext:value-type="float">
            <text:p>1831.37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/>
          <table:table-cell office:value-type="float" office:value="19.94" calcext:value-type="float">
            <text:p>19.94</text:p>
          </table:table-cell>
          <table:table-cell office:value-type="string" calcext:value-type="string">
            <text:p>T-0</text:p>
          </table:table-cell>
          <table:table-cell office:value-type="float" office:value="2014.26" calcext:value-type="float">
            <text:p>2014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/>
          <table:table-cell office:value-type="string" calcext:value-type="string">
            <text:p>323 kWh</text:p>
          </table:table-cell>
          <table:table-cell office:value-type="float" office:value="2047.89" calcext:value-type="float">
            <text:p>2047.89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143.35" calcext:value-type="float">
            <text:p>143.35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-0</text:p>
          </table:table-cell>
          <table:table-cell office:value-type="float" office:value="2375.61" calcext:value-type="float">
            <text:p>2375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53" calcext:value-type="float">
            <text:p>196.53</text:p>
          </table:table-cell>
          <table:table-cell/>
          <table:table-cell office:value-type="float" office:value="161.87" calcext:value-type="float">
            <text:p>161.87</text:p>
          </table:table-cell>
          <table:table-cell/>
          <table:table-cell office:value-type="string" calcext:value-type="string">
            <text:p>530 kWh</text:p>
          </table:table-cell>
          <table:table-cell office:value-type="float" office:value="3571.35" calcext:value-type="float">
            <text:p>3571.35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249.99" calcext:value-type="float">
            <text:p>249.9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T-0</text:p>
          </table:table-cell>
          <table:table-cell office:value-type="float" office:value="4219.04" calcext:value-type="float">
            <text:p>4219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.72" calcext:value-type="float">
            <text:p>195.72</text:p>
          </table:table-cell>
          <table:table-cell/>
          <table:table-cell office:value-type="float" office:value="161.2" calcext:value-type="float">
            <text:p>161.2</text:p>
          </table:table-cell>
          <table:table-cell/>
          <table:table-cell office:value-type="string" calcext:value-type="string">
            <text:p>544 kWh</text:p>
          </table:table-cell>
          <table:table-cell office:value-type="float" office:value="3709.11" calcext:value-type="float">
            <text:p>3709.11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259.64" calcext:value-type="float">
            <text:p>259.64</text:p>
          </table:table-cell>
          <table:table-cell office:value-type="float" office:value="40.66" calcext:value-type="float">
            <text:p>40.66</text:p>
          </table:table-cell>
          <table:table-cell office:value-type="string" calcext:value-type="string">
            <text:p>T-0</text:p>
          </table:table-cell>
          <table:table-cell office:value-type="float" office:value="4366.33" calcext:value-type="float">
            <text:p>4366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/>
          <table:table-cell office:value-type="string" calcext:value-type="string">
            <text:p>454 kWh</text:p>
          </table:table-cell>
          <table:table-cell office:value-type="float" office:value="2902.86" calcext:value-type="float">
            <text:p>2902.86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203.2" calcext:value-type="float">
            <text:p>203.2</text:p>
          </table:table-cell>
          <table:table-cell office:value-type="float" office:value="30.64" calcext:value-type="float">
            <text:p>30.64</text:p>
          </table:table-cell>
          <table:table-cell office:value-type="string" calcext:value-type="string">
            <text:p>T-0</text:p>
          </table:table-cell>
          <table:table-cell office:value-type="float" office:value="3297.85" calcext:value-type="float">
            <text:p>329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7:02:45.153000000</meta:creation-date>
    <dc:date>2018-03-26T17:07:03.352000000</dc:date>
    <meta:editing-duration>PT4M18S</meta:editing-duration>
    <meta:editing-cycles>1</meta:editing-cycles>
    <meta:document-statistic meta:table-count="1" meta:cell-count="143" meta:object-count="0"/>
    <meta:generator>LibreOffice/5.3.4.2$Windows_x86 LibreOffice_project/f82d347ccc0be322489bf7da61d7e4ad13fe2ff3</meta:generator>
  </office:meta>
</office:document-meta>
</file>